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14.94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6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2" style:family="table-cell" style:parent-style-name="Default">
      <style:text-properties style:font-name="Comic Sans MS" fo:font-size="14pt" style:font-size-asian="14pt" style:font-size-complex="14pt"/>
    </style:style>
    <style:style style:name="ce49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ext-properties style:font-name="Comic Sans MS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4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78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53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2"/>
          <table:covered-table-cell table:style-name="ce24"/>
          <table:covered-table-cell table:number-columns-repeated="5" table:style-name="ce25"/>
          <table:table-cell table:style-name="ce27"/>
          <table:table-cell table:style-name="ce36" table:number-columns-repeated="1013"/>
          <table:table-cell table:style-name="ce42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3"/>
          <table:table-cell table:style-name="ce34" table:number-columns-repeated="1014"/>
          <table:table-cell table:style-name="ce49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3"/>
          <table:table-cell table:style-name="ce34" table:number-columns-repeated="1014"/>
          <table:table-cell table:style-name="ce49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24mm" svg:x="0mm" svg:y="0.49mm" draw:control="control1"/>
            <draw:control table:end-cell-address="Aide.B7" table:end-x="12.52mm" table:end-y="4.42mm" draw:z-index="3" draw:style-name="gr3" draw:text-style-name="P3" svg:width="35.11mm" svg:height="9.24mm" svg:x="0mm" svg:y="0.49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9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2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60mm" svg:y1="4.95mm" svg:x2="60mm" svg:y2="21.09mm">
            <text:p/>
          </draw:line>
          <draw:line draw:z-index="1" draw:style-name="gr5" draw:text-style-name="P1" svg:x1="85.37mm" svg:y1="5.29mm" svg:x2="85.37mm" svg:y2="21.43mm">
            <text:p/>
          </draw:line>
          <draw:line draw:z-index="2" draw:style-name="gr5" draw:text-style-name="P1" svg:x1="161.64mm" svg:y1="59.29mm" svg:x2="161.64mm" svg:y2="103.6mm">
            <text:p/>
          </draw:line>
          <draw:line draw:z-index="3" draw:style-name="gr4" draw:text-style-name="P1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5"/>
          <draw:line draw:z-index="5" draw:style-name="gr5" draw:text-style-name="P1" svg:x1="161.53mm" svg:y1="163.55mm" svg:x2="161.53mm" svg:y2="208.18mm">
            <text:p/>
          </draw:line>
          <draw:line draw:z-index="6" draw:style-name="gr4" draw:text-style-name="P1" svg:x1="224.47mm" svg:y1="164.13mm" svg:x2="225.1mm" svg:y2="208.18mm">
            <text:p/>
          </draw:line>
          <draw:line draw:z-index="7" draw:style-name="gr5" draw:text-style-name="P1" svg:x1="446.82mm" svg:y1="163.87mm" svg:x2="446.82mm" svg:y2="193.55mm">
            <text:p/>
          </draw:line>
          <draw:line draw:z-index="8" draw:style-name="gr5" draw:text-style-name="P1" svg:x1="446.74mm" svg:y1="59.47mm" svg:x2="446.74mm" svg:y2="89.03mm">
            <text:p/>
          </draw:line>
          <draw:line draw:z-index="9" draw:style-name="gr4" draw:text-style-name="P1" svg:x1="510.25mm" svg:y1="59.49mm" svg:x2="510.25mm" svg:y2="89.43mm">
            <text:p/>
          </draw:line>
          <draw:line draw:z-index="10" draw:style-name="gr4" draw:text-style-name="P1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6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99"/>
        <table:table-row table:style-name="ro5">
          <table:table-cell table:style-name="ce7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9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5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99"/>
          <table:covered-table-cell table:number-columns-repeated="2" table:style-name="ce16"/>
          <table:covered-table-cell table:style-name="ce55"/>
          <table:covered-table-cell table:number-columns-repeated="2" table:style-name="ce140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1" table:number-columns-spanned="2" table:number-rows-spanned="1"/>
          <table:covered-table-cell table:style-name="ce29"/>
          <table:table-cell table:style-name="ce31"/>
          <table:table-cell table:style-name="ce111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1" table:number-columns-spanned="2" table:number-rows-spanned="1"/>
          <table:covered-table-cell table:style-name="ce113"/>
          <table:table-cell table:style-name="ce31"/>
          <table:table-cell table:style-name="ce111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8]" office:value-type="string" office:string-value="Signe de (x-19)" calcext:value-type="string">
            <text:p>Signe de (x-19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2])" office:value-type="string" office:string-value="Signe de (x+12)" calcext:value-type="string">
            <text:p>Signe de (x+12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9]" office:value-type="string" office:string-value="Signe de (-x-18)" calcext:value-type="string">
            <text:p>Signe de (-x-18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4])" office:value-type="string" office:string-value="Signe de (-x+23)" calcext:value-type="string">
            <text:p>Signe de (-x+23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50]" office:value-type="string" office:string-value="Signe de (-x-18)(x-19)" calcext:value-type="string">
            <text:p>Signe de (-x-18)(x-19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x+12) / (-x+23)" calcext:value-type="string">
            <text:p>Signe de (x+12) / (-x+23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3" table:formula="of:=IF([.$C$17];[Données.C47];&quot;&quot;)" table:number-columns-spanned="2" table:number-rows-spanned="1">
            <text:p/>
          </table:table-cell>
          <table:covered-table-cell table:style-name="ce113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3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3" table:formula="of:=IF([.$C$17];[Données.C52];&quot;&quot;)" table:number-columns-spanned="2" table:number-rows-spanned="1">
            <text:p/>
          </table:table-cell>
          <table:covered-table-cell table:style-name="ce113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3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5]" office:value-type="string" office:string-value="Signe de (x-19)" calcext:value-type="string">
            <text:p>Signe de (x-19)</text:p>
          </table:table-cell>
          <table:table-cell table:style-name="ce14" table:formula="of:=IF([.$C$17];[Données.B48];&quot;&quot;)">
            <text:p/>
          </table:table-cell>
          <table:table-cell table:style-name="ce113" table:formula="of:=IF([.$C$17];[Données.C48];&quot;&quot;)" table:number-columns-spanned="2" table:number-rows-spanned="1">
            <text:p/>
          </table:table-cell>
          <table:covered-table-cell table:style-name="ce113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3" table:formula="of:=IF([.$C$17];[Données.F48];&quot;&quot;)" table:number-columns-spanned="2" table:number-rows-spanned="1">
            <text:p/>
          </table:table-cell>
          <table:covered-table-cell table:style-name="ce113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x+12)" calcext:value-type="string">
            <text:p>Signe de (x+12)</text:p>
          </table:table-cell>
          <table:table-cell table:style-name="ce14" table:formula="of:=IF([.$C$17];[Données.B53];&quot;&quot;)">
            <text:p/>
          </table:table-cell>
          <table:table-cell table:style-name="ce113" table:formula="of:=IF([.$C$17];[Données.C53];&quot;&quot;)" table:number-columns-spanned="2" table:number-rows-spanned="1">
            <text:p/>
          </table:table-cell>
          <table:covered-table-cell table:style-name="ce113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3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6]" office:value-type="string" office:string-value="Signe de (-x-18)" calcext:value-type="string">
            <text:p>Signe de (-x-18)</text:p>
          </table:table-cell>
          <table:table-cell table:style-name="ce14" table:formula="of:=IF([.$C$17];[Données.B49];&quot;&quot;)">
            <text:p/>
          </table:table-cell>
          <table:table-cell table:style-name="ce113" table:formula="of:=IF([.$C$17];[Données.C49];&quot;&quot;)" table:number-columns-spanned="2" table:number-rows-spanned="1">
            <text:p/>
          </table:table-cell>
          <table:covered-table-cell table:style-name="ce113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3" table:formula="of:=IF([.$C$17];[Données.F49];&quot;&quot;)" table:number-columns-spanned="2" table:number-rows-spanned="1">
            <text:p/>
          </table:table-cell>
          <table:covered-table-cell table:style-name="ce113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+23)" calcext:value-type="string">
            <text:p>Signe de (-x+23)</text:p>
          </table:table-cell>
          <table:table-cell table:style-name="ce14" table:formula="of:=IF([.$C$17];[Données.B54];&quot;&quot;)">
            <text:p/>
          </table:table-cell>
          <table:table-cell table:style-name="ce113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3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-x-18)(x-19)" calcext:value-type="string">
            <text:p>Signe de (-x-18)(x-19)</text:p>
          </table:table-cell>
          <table:table-cell table:style-name="ce14" table:formula="of:=IF([.$C$17];[Données.B50];&quot;&quot;)">
            <text:p/>
          </table:table-cell>
          <table:table-cell table:style-name="ce113" table:formula="of:=IF([.$C$17];[Données.C50];&quot;&quot;)" table:number-columns-spanned="2" table:number-rows-spanned="1">
            <text:p/>
          </table:table-cell>
          <table:covered-table-cell table:style-name="ce113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3" table:formula="of:=IF([.$C$17];[Données.F50];&quot;&quot;)" table:number-columns-spanned="2" table:number-rows-spanned="1">
            <text:p/>
          </table:table-cell>
          <table:covered-table-cell table:style-name="ce113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x+12) / (-x+23)" calcext:value-type="string">
            <text:p>Signe de (x+12) / (-x+23)</text:p>
          </table:table-cell>
          <table:table-cell table:style-name="ce14" table:formula="of:=IF([.$C$17];[Données.B55];&quot;&quot;)">
            <text:p/>
          </table:table-cell>
          <table:table-cell table:style-name="ce113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3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5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99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5">
          <table:table-cell table:style-name="ce99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99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5">
          <table:table-cell table:style-name="ce99"/>
          <table:table-cell table:style-name="ce15"/>
          <table:table-cell table:style-name="ce99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5" table:number-rows-repeated="3">
          <table:table-cell table:style-name="ce99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5">
          <table:table-cell table:style-name="ce99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5">
          <table:table-cell table:style-name="ce99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5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5">
          <table:table-cell/>
          <table:table-cell table:style-name="ce99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 table:number-columns-repeated="2"/>
          <table:table-cell table:style-name="ce99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5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2" table:style-name="ta1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161.18mm" svg:y1="59.54mm" svg:x2="161.18mm" svg:y2="104.64mm">
            <text:p/>
          </draw:line>
          <draw:line draw:z-index="2" draw:style-name="gr4" draw:text-style-name="P1" svg:x1="206.8mm" svg:y1="59.49mm" svg:x2="206.8mm" svg:y2="104.41mm">
            <text:p/>
          </draw:line>
          <draw:line draw:z-index="3" draw:style-name="gr5" draw:text-style-name="P1" svg:x1="161.86mm" svg:y1="164.4mm" svg:x2="161.86mm" svg:y2="209.34mm">
            <text:p/>
          </draw:line>
          <draw:line draw:z-index="4" draw:style-name="gr4" draw:text-style-name="P1" svg:x1="207.08mm" svg:y1="164.28mm" svg:x2="207.08mm" svg:y2="209.02mm">
            <text:p/>
          </draw:line>
          <draw:line draw:z-index="5" draw:style-name="gr5" draw:text-style-name="P1" svg:x1="422.68mm" svg:y1="59.27mm" svg:x2="422.68mm" svg:y2="89.38mm">
            <text:p/>
          </draw:line>
          <draw:line draw:z-index="6" draw:style-name="gr4" draw:text-style-name="P1" svg:x1="468.05mm" svg:y1="59.39mm" svg:x2="468.05mm" svg:y2="89.38mm">
            <text:p/>
          </draw:line>
          <draw:line draw:z-index="7" draw:style-name="gr4" draw:text-style-name="P1" svg:x1="422.5mm" svg:y1="164.5mm" svg:x2="422.5mm" svg:y2="194.4mm">
            <text:p/>
          </draw:line>
          <draw:line draw:z-index="8" draw:style-name="gr4" draw:text-style-name="P1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7"/>
          <draw:control draw:z-index="10" draw:style-name="gr3" draw:text-style-name="P4" svg:width="39.9mm" svg:height="16.8mm" svg:x="349.83mm" svg:y="6.03mm" draw:control="control8"/>
          <draw:control draw:z-index="11" draw:style-name="gr3" draw:text-style-name="P4" svg:width="40.19mm" svg:height="16.8mm" svg:x="395.34mm" svg:y="6.67mm" draw:control="control9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6">
          <table:table-cell table:style-name="ce7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6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covered-table-cell table:number-columns-repeated="2" table:style-name="ce148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3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3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7]" office:value-type="string" office:string-value="Signe de (-11x+4)" calcext:value-type="string">
            <text:p>Signe de (-11x+4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2]" office:value-type="string" office:string-value="Signe de (2x+5)" calcext:value-type="string">
            <text:p>Signe de (2x+5)</text:p>
          </table:table-cell>
          <table:table-cell table:style-name="ce11"/>
          <table:table-cell table:style-name="ce112" table:number-columns-spanned="2" table:number-rows-spanned="1"/>
          <table:covered-table-cell table:style-name="ce111"/>
          <table:table-cell table:style-name="ce112"/>
          <table:table-cell table:style-name="ce111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8]" office:value-type="string" office:string-value="Signe de (9x-2)" calcext:value-type="string">
            <text:p>Signe de (9x-2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3]" office:value-type="string" office:string-value="Signe de (-3x-8)" calcext:value-type="string">
            <text:p>Signe de (-3x-8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5" table:formula="of:=[$Données.A69]" office:value-type="string" office:string-value="Signe de (-11x+4)(9x-2)" calcext:value-type="string">
            <text:p>Signe de (-11x+4)(9x-2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3"/>
          <table:table-cell table:style-name="ce5" table:formula="of:=[$Données.A74]" office:value-type="string" office:string-value="Signe de (2x+5) / (-3x-8)" calcext:value-type="string">
            <text:p>Signe de (2x+5) / (-3x-8)</text:p>
          </table:table-cell>
          <table:table-cell table:style-name="ce11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6"/>
        </table:table-row>
        <table:table-row table:style-name="ro6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7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6">
          <table:table-cell table:style-name="ce5" table:formula="of:=[.A5]" office:value-type="string" office:string-value="Signe de (-11x+4)" calcext:value-type="string">
            <text:p>Signe de (-11x+4)</text:p>
          </table:table-cell>
          <table:table-cell table:style-name="ce75" table:formula="of:=IF([.$C$17];[Données.B67];&quot;&quot;)">
            <text:p/>
          </table:table-cell>
          <table:table-cell table:style-name="ce155" table:formula="of:=IF([.$C$17];[Données.C67];&quot;&quot;)" table:number-columns-spanned="2" table:number-rows-spanned="1">
            <text:p/>
          </table:table-cell>
          <table:covered-table-cell table:style-name="ce156"/>
          <table:table-cell table:style-name="ce155" table:formula="of:=IF([.$C$17];[Données.E67];&quot;&quot;)">
            <text:p/>
          </table:table-cell>
          <table:table-cell table:style-name="ce156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2x+5)" calcext:value-type="string">
            <text:p>Signe de (2x+5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55" table:formula="of:=IF([.$C$17];[Données.C72];&quot;&quot;)" table:number-columns-spanned="2" table:number-rows-spanned="1">
            <text:p/>
          </table:table-cell>
          <table:covered-table-cell table:style-name="ce156"/>
          <table:table-cell table:style-name="ce155" table:formula="of:=IF([.$C$17];[Données.E72];&quot;&quot;)">
            <text:p/>
          </table:table-cell>
          <table:table-cell table:style-name="ce156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6">
          <table:table-cell table:style-name="ce5" table:formula="of:=[.A6]" office:value-type="string" office:string-value="Signe de (9x-2)" calcext:value-type="string">
            <text:p>Signe de (9x-2)</text:p>
          </table:table-cell>
          <table:table-cell table:style-name="ce75" table:formula="of:=IF([.$C$17];[Données.B68];&quot;&quot;)">
            <text:p/>
          </table:table-cell>
          <table:table-cell table:style-name="ce156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5" table:formula="of:=IF([.$C$17];[Données.E68];&quot;&quot;)">
            <text:p/>
          </table:table-cell>
          <table:table-cell table:style-name="ce155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-3x-8)" calcext:value-type="string">
            <text:p>Signe de (-3x-8)</text:p>
          </table:table-cell>
          <table:table-cell table:style-name="ce75" table:formula="of:=IF([.$C$17];[Données.B73];&quot;&quot;)">
            <text:p/>
          </table:table-cell>
          <table:table-cell table:style-name="ce156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55" table:formula="of:=IF([.$C$17];[Données.E73];&quot;&quot;)">
            <text:p/>
          </table:table-cell>
          <table:table-cell table:style-name="ce155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6">
          <table:table-cell table:style-name="ce5" table:formula="of:=[.A7]" office:value-type="string" office:string-value="Signe de (-11x+4)(9x-2)" calcext:value-type="string">
            <text:p>Signe de (-11x+4)(9x-2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3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2x+5) / (-3x-8)" calcext:value-type="string">
            <text:p>Signe de (2x+5) / (-3x-8)</text:p>
          </table:table-cell>
          <table:table-cell table:style-name="ce80" table:formula="of:=IF([.$C$17];[Données.B74];&quot;&quot;)">
            <text:p/>
          </table:table-cell>
          <table:table-cell table:style-name="ce113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3" table:formula="of:=IF([.$C$17];[Données.E74];&quot;&quot;)">
            <text:p/>
          </table:table-cell>
          <table:table-cell table:style-name="ce113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6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3" table:style-name="ta1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96mm" svg:x2="222.1mm" svg:y2="119.93mm">
            <text:p/>
          </draw:line>
          <draw:line draw:z-index="2" draw:style-name="gr4" draw:text-style-name="P1" svg:x1="304.54mm" svg:y1="59.26mm" svg:x2="304.54mm" svg:y2="119.45mm">
            <text:p/>
          </draw:line>
          <draw:line draw:z-index="3" draw:style-name="gr5" draw:text-style-name="P1" svg:x1="222.11mm" svg:y1="149.32mm" svg:x2="222.11mm" svg:y2="209.28mm">
            <text:p/>
          </draw:line>
          <draw:line draw:z-index="4" draw:style-name="gr4" draw:text-style-name="P1" svg:x1="304.89mm" svg:y1="149.21mm" svg:x2="304.89mm" svg:y2="208.22mm">
            <text:p/>
          </draw:line>
          <draw:line draw:z-index="5" draw:style-name="gr5" draw:text-style-name="P1" svg:x1="387.74mm" svg:y1="59.4mm" svg:x2="387.74mm" svg:y2="119.18mm">
            <text:p/>
          </draw:line>
          <draw:line draw:z-index="6" draw:style-name="gr4" draw:text-style-name="P1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5.64mm" draw:control="control11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6">
          <table:table-cell table:style-name="ce7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4]" office:value-type="string" office:string-value="Signe de (6x+2)" calcext:value-type="string">
            <text:p>Signe de (6x+2)</text:p>
          </table:table-cell>
          <table:table-cell table:style-name="ce89"/>
          <table:table-cell table:style-name="ce175" table:number-columns-spanned="2" table:number-rows-spanned="1"/>
          <table:covered-table-cell table:style-name="ce178"/>
          <table:table-cell table:style-name="ce138"/>
          <table:table-cell table:style-name="ce178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5]" office:value-type="string" office:string-value="Signe de (-7x-1)" calcext:value-type="string">
            <text:p>Signe de (-7x-1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6]" office:value-type="string" office:string-value="Signe de (4x-1)" calcext:value-type="string">
            <text:p>Signe de (4x-1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87]" office:value-type="string" office:string-value="Signe de (6x+2)(-7x-1)(4x-1)" calcext:value-type="string">
            <text:p>Signe de (6x+2)(-7x-1)(4x-1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13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6">
          <table:table-cell table:style-name="ce5" table:formula="of:=[.A5]" office:value-type="string" office:string-value="Signe de (6x+2)" calcext:value-type="string">
            <text:p>Signe de (6x+2)</text:p>
          </table:table-cell>
          <table:table-cell table:style-name="ce75" table:formula="of:=IF([.$C$17];[Données.B84];&quot;&quot;)">
            <text:p/>
          </table:table-cell>
          <table:table-cell table:style-name="ce156" table:formula="of:=IF([.$C$17];[Données.C84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4];&quot;&quot;)">
            <text:p/>
          </table:table-cell>
          <table:table-cell table:style-name="ce156" table:formula="of:=IF([.$C$17];[Données.F84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4];&quot;&quot;)">
            <text:p/>
          </table:table-cell>
          <table:table-cell table:style-name="ce156" table:formula="of:=IF([.$C$17];[Données.I84];&quot;&quot;)" table:number-columns-spanned="2" table:number-rows-spanned="1">
            <text:p/>
          </table:table-cell>
          <table:covered-table-cell table:style-name="ce155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6]" office:value-type="string" office:string-value="Signe de (-7x-1)" calcext:value-type="string">
            <text:p>Signe de (-7x-1)</text:p>
          </table:table-cell>
          <table:table-cell table:style-name="ce75" table:formula="of:=IF([.$C$17];[Données.B85];&quot;&quot;)">
            <text:p/>
          </table:table-cell>
          <table:table-cell table:style-name="ce156" table:formula="of:=IF([.$C$17];[Données.C85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5];&quot;&quot;)">
            <text:p/>
          </table:table-cell>
          <table:table-cell table:style-name="ce156" table:formula="of:=IF([.$C$17];[Données.F85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5];&quot;&quot;)">
            <text:p/>
          </table:table-cell>
          <table:table-cell table:style-name="ce156" table:formula="of:=IF([.$C$17];[Données.I85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7]" office:value-type="string" office:string-value="Signe de (4x-1)" calcext:value-type="string">
            <text:p>Signe de (4x-1)</text:p>
          </table:table-cell>
          <table:table-cell table:style-name="ce75" table:formula="of:=IF([.$C$17];[Données.B86];&quot;&quot;)">
            <text:p/>
          </table:table-cell>
          <table:table-cell table:style-name="ce156" table:formula="of:=IF([.$C$17];[Données.C86];&quot;&quot;)" table:number-columns-spanned="2" table:number-rows-spanned="1">
            <text:p/>
          </table:table-cell>
          <table:covered-table-cell table:style-name="ce156"/>
          <table:table-cell table:style-name="ce156" table:formula="of:=IF([.$C$17];[Données.E86];&quot;&quot;)">
            <text:p/>
          </table:table-cell>
          <table:table-cell table:style-name="ce156" table:formula="of:=IF([.$C$17];[Données.F86];&quot;&quot;)" table:number-columns-spanned="2" table:number-rows-spanned="1">
            <text:p/>
          </table:table-cell>
          <table:covered-table-cell table:style-name="ce155"/>
          <table:table-cell table:style-name="ce156" table:formula="of:=IF([.$C$17];[Données.H86];&quot;&quot;)">
            <text:p/>
          </table:table-cell>
          <table:table-cell table:style-name="ce156" table:formula="of:=IF([.$C$17];[Données.I86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.A8]" office:value-type="string" office:string-value="Signe de (6x+2)(-7x-1)(4x-1)" calcext:value-type="string">
            <text:p>Signe de (6x+2)(-7x-1)(4x-1)</text:p>
          </table:table-cell>
          <table:table-cell table:style-name="ce75" table:formula="of:=IF([.$C$17];[Données.B87];&quot;&quot;)">
            <text:p/>
          </table:table-cell>
          <table:table-cell table:style-name="ce156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56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6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6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4" table:style-name="ta1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3" form:id="control13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41mm" svg:x2="222.1mm" svg:y2="103.93mm">
            <text:p/>
          </draw:line>
          <draw:line draw:z-index="2" draw:style-name="gr4" draw:text-style-name="P1" svg:x1="304.54mm" svg:y1="59.76mm" svg:x2="304.54mm" svg:y2="104.45mm">
            <text:p/>
          </draw:line>
          <draw:line draw:z-index="3" draw:style-name="gr5" draw:text-style-name="P1" svg:x1="222.11mm" svg:y1="178.57mm" svg:x2="222.11mm" svg:y2="224.28mm">
            <text:p/>
          </draw:line>
          <draw:line draw:z-index="4" draw:style-name="gr4" draw:text-style-name="P1" svg:x1="304.89mm" svg:y1="178.93mm" svg:x2="304.89mm" svg:y2="223.22mm">
            <text:p/>
          </draw:line>
          <draw:line draw:z-index="5" draw:style-name="gr5" draw:text-style-name="P1" svg:x1="387.74mm" svg:y1="59.41mm" svg:x2="387.74mm" svg:y2="104.18mm">
            <text:p/>
          </draw:line>
          <draw:line draw:z-index="6" draw:style-name="gr4" draw:text-style-name="P1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2"/>
          <draw:control draw:z-index="8" draw:style-name="gr3" draw:text-style-name="P4" svg:width="39.9mm" svg:height="16.8mm" svg:x="276.58mm" svg:y="6.64mm" draw:control="control13"/>
          <draw:line draw:z-index="9" draw:style-name="gr4" draw:text-style-name="P1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6">
          <table:table-cell table:style-name="ce7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8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7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7]" office:value-type="string" office:string-value="Signe de (-6x+7)" calcext:value-type="string">
            <text:p>Signe de (-6x+7)</text:p>
          </table:table-cell>
          <table:table-cell table:style-name="ce89"/>
          <table:table-cell table:style-name="ce175" table:number-columns-spanned="2" table:number-rows-spanned="1"/>
          <table:covered-table-cell table:style-name="ce178"/>
          <table:table-cell table:style-name="ce138"/>
          <table:table-cell table:style-name="ce178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8]" office:value-type="string" office:string-value="Signe de (-5x-7)" calcext:value-type="string">
            <text:p>Signe de (-5x-7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99]" office:value-type="string" office:string-value="Signe de (7x+2)" calcext:value-type="string">
            <text:p>Signe de (7x+2)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$Données.A100]" office:value-type="string" office:string-value="Signe de 1 / [(-6x+7)(-5x-7)(7x+2)]" calcext:value-type="string">
            <text:p>Signe de 1 / [(-6x+7)(-5x-7)(7x+2)]</text:p>
          </table:table-cell>
          <table:table-cell table:style-name="ce89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175" table:number-columns-spanned="2" table:number-rows-spanned="1"/>
          <table:covered-table-cell table:style-name="ce175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8" table:number-columns-repeated="38"/>
          <table:table-cell table:number-columns-repeated="13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6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6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56"/>
          <table:table-cell table:style-name="ce156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8" table:number-columns-repeated="38"/>
          <table:table-cell table:number-columns-repeated="12"/>
        </table:table-row>
        <table:table-row table:style-name="ro6">
          <table:table-cell table:style-name="ce5" table:formula="of:=[.A5]" office:value-type="string" office:string-value="Signe de (-6x+7)" calcext:value-type="string">
            <text:p>Signe de (-6x+7)</text:p>
          </table:table-cell>
          <table:table-cell table:style-name="ce75" table:formula="of:=IF([.$C$19];[Données.B97];&quot;&quot;)">
            <text:p/>
          </table:table-cell>
          <table:table-cell table:style-name="ce156" table:formula="of:=IF([.$C$19];[Données.C97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7];&quot;&quot;)">
            <text:p/>
          </table:table-cell>
          <table:table-cell table:style-name="ce156" table:formula="of:=IF([.$C$19];[Données.F97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7];&quot;&quot;)">
            <text:p/>
          </table:table-cell>
          <table:table-cell table:style-name="ce156" table:formula="of:=IF([.$C$19];[Données.I97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6]" office:value-type="string" office:string-value="Signe de (-5x-7)" calcext:value-type="string">
            <text:p>Signe de (-5x-7)</text:p>
          </table:table-cell>
          <table:table-cell table:style-name="ce75" table:formula="of:=IF([.$C$19];[Données.B98];&quot;&quot;)">
            <text:p/>
          </table:table-cell>
          <table:table-cell table:style-name="ce156" table:formula="of:=IF([.$C$19];[Données.C98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8];&quot;&quot;)">
            <text:p/>
          </table:table-cell>
          <table:table-cell table:style-name="ce156" table:formula="of:=IF([.$C$19];[Données.F98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8];&quot;&quot;)">
            <text:p/>
          </table:table-cell>
          <table:table-cell table:style-name="ce156" table:formula="of:=IF([.$C$19];[Données.I98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7]" office:value-type="string" office:string-value="Signe de (7x+2)" calcext:value-type="string">
            <text:p>Signe de (7x+2)</text:p>
          </table:table-cell>
          <table:table-cell table:style-name="ce75" table:formula="of:=IF([.$C$19];[Données.B99];&quot;&quot;)">
            <text:p/>
          </table:table-cell>
          <table:table-cell table:style-name="ce156" table:formula="of:=IF([.$C$19];[Données.C99];&quot;&quot;)" table:number-columns-spanned="2" table:number-rows-spanned="1">
            <text:p/>
          </table:table-cell>
          <table:covered-table-cell table:style-name="ce156"/>
          <table:table-cell table:style-name="ce156" table:formula="of:=IF([.$C$19];[Données.E99];&quot;&quot;)">
            <text:p/>
          </table:table-cell>
          <table:table-cell table:style-name="ce156" table:formula="of:=IF([.$C$19];[Données.F99];&quot;&quot;)" table:number-columns-spanned="2" table:number-rows-spanned="1">
            <text:p/>
          </table:table-cell>
          <table:covered-table-cell table:style-name="ce155"/>
          <table:table-cell table:style-name="ce156" table:formula="of:=IF([.$C$19];[Données.H99];&quot;&quot;)">
            <text:p/>
          </table:table-cell>
          <table:table-cell table:style-name="ce156" table:formula="of:=IF([.$C$19];[Données.I99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6">
          <table:table-cell table:style-name="ce5" table:formula="of:=[.A8]" office:value-type="string" office:string-value="Signe de 1 / [(-6x+7)(-5x-7)(7x+2)]" calcext:value-type="string">
            <text:p>Signe de 1 / [(-6x+7)(-5x-7)(7x+2)]</text:p>
          </table:table-cell>
          <table:table-cell table:style-name="ce75" table:formula="of:=IF([.$C$19];[Données.B100];&quot;&quot;)">
            <text:p/>
          </table:table-cell>
          <table:table-cell table:style-name="ce156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56" table:formula="of:=IF([.$C$19];[Données.E100];&quot;&quot;)">
            <text:p/>
          </table:table-cell>
          <table:table-cell table:style-name="ce156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56" table:formula="of:=IF([.$C$19];[Données.H100];&quot;&quot;)">
            <text:p/>
          </table:table-cell>
          <table:table-cell table:style-name="ce156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6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nnées" table:style-name="ta2" table:protected="true" table:protection-key="fQCNZAoTfabbshNWlTZrbm61hX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4" table:default-cell-style-name="ce200"/>
        <table:table-column table:style-name="co25" table:default-cell-style-name="ce200"/>
        <table:table-column table:style-name="co26" table:default-cell-style-name="ce200"/>
        <table:table-column table:style-name="co27" table:default-cell-style-name="ce200"/>
        <table:table-column table:style-name="co28" table:default-cell-style-name="ce200"/>
        <table:table-column table:style-name="co29" table:default-cell-style-name="ce200"/>
        <table:table-column table:style-name="co30" table:number-columns-repeated="2" table:default-cell-style-name="ce200"/>
        <table:table-column table:style-name="co31" table:number-columns-repeated="5" table:default-cell-style-name="ce200"/>
        <table:table-column table:style-name="co32" table:default-cell-style-name="ce200"/>
        <table:table-column table:style-name="co33" table:default-cell-style-name="ce200"/>
        <table:table-column table:style-name="co33" table:default-cell-style-name="ce316"/>
        <table:table-column table:style-name="co33" table:number-columns-repeated="5" table:default-cell-style-name="ce200"/>
        <table:table-column table:style-name="co1" table:number-columns-repeated="1003" table:default-cell-style-name="ce200"/>
        <table:table-row table:style-name="ro8">
          <table:table-cell table:style-name="ce195" office:value-type="string" calcext:value-type="string" table:number-columns-spanned="15" table:number-rows-spanned="1">
            <text:p>KELLER Stéphane Lycée agricole Louis Pasteur</text:p>
          </table:table-cell>
          <table:covered-table-cell table:style-name="ce195"/>
          <table:covered-table-cell table:style-name="ce247"/>
          <table:covered-table-cell table:style-name="ce263"/>
          <table:covered-table-cell table:number-columns-repeated="11" table:style-name="ce203"/>
          <table:table-cell table:style-name="ce300"/>
          <table:table-cell table:style-name="ce203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75993" calcext:value-type="float">
            <text:p>475993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18" calcext:value-type="float">
            <text:p>18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71708" calcext:value-type="float">
            <text:p>471708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19" calcext:value-type="float">
            <text:p>19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17429" calcext:value-type="float">
            <text:p>617429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12" calcext:value-type="float">
            <text:p>12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87295" calcext:value-type="float">
            <text:p>387295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23" calcext:value-type="float">
            <text:p>23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24437" calcext:value-type="float">
            <text:p>524437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16" calcext:value-type="float">
            <text:p>16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884869" calcext:value-type="float">
            <text:p>884869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4" calcext:value-type="float">
            <text:p>4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108802" calcext:value-type="float">
            <text:p>108802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29" calcext:value-type="float">
            <text:p>29</text:p>
          </table:table-cell>
          <table:table-cell table:style-name="ce302"/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884325" calcext:value-type="float">
            <text:p>884325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5" calcext:value-type="float">
            <text:p>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421420" calcext:value-type="float">
            <text:p>421420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21" calcext:value-type="float">
            <text:p>21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60104" calcext:value-type="float">
            <text:p>260104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26" calcext:value-type="float">
            <text:p>26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06781" calcext:value-type="float">
            <text:p>606781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13" calcext:value-type="float">
            <text:p>13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484849" calcext:value-type="float">
            <text:p>484849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17" calcext:value-type="float">
            <text:p>17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43050" calcext:value-type="float">
            <text:p>243050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27" calcext:value-type="float">
            <text:p>27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462355" calcext:value-type="float">
            <text:p>462355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0" calcext:value-type="float">
            <text:p>2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04274" calcext:value-type="float">
            <text:p>704274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9" calcext:value-type="float">
            <text:p>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89574" calcext:value-type="float">
            <text:p>989574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1" calcext:value-type="float">
            <text:p>1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25779" calcext:value-type="float">
            <text:p>625779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11" calcext:value-type="float">
            <text:p>11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54987" calcext:value-type="float">
            <text:p>554987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14" calcext:value-type="float">
            <text:p>14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49782" calcext:value-type="float">
            <text:p>849782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7" calcext:value-type="float">
            <text:p>7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115800" calcext:value-type="float">
            <text:p>115800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8" calcext:value-type="float">
            <text:p>28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82306" calcext:value-type="float">
            <text:p>282306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25" calcext:value-type="float">
            <text:p>25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94582" calcext:value-type="float">
            <text:p>894582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207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362706" calcext:value-type="float">
            <text:p>362706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4" calcext:value-type="float">
            <text:p>24</text:p>
          </table:table-cell>
          <table:table-cell table:style-name="ce302"/>
          <table:table-cell/>
          <table:table-cell table:style-name="ce207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686038" calcext:value-type="float">
            <text:p>686038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10" calcext:value-type="float">
            <text:p>10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49634" calcext:value-type="float">
            <text:p>949634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4337" calcext:value-type="float">
            <text:p>64337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30" calcext:value-type="float">
            <text:p>30</text:p>
          </table:table-cell>
          <table:table-cell table:style-name="ce302"/>
          <table:table-cell/>
          <table:table-cell table:style-name="ce207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38299" calcext:value-type="float">
            <text:p>738299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8" calcext:value-type="float">
            <text:p>8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54133" calcext:value-type="float">
            <text:p>554133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15" calcext:value-type="float">
            <text:p>15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55303" calcext:value-type="float">
            <text:p>855303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6" calcext:value-type="float">
            <text:p>6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394505" calcext:value-type="float">
            <text:p>394505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22" calcext:value-type="float">
            <text:p>22</text:p>
          </table:table-cell>
          <table:table-cell table:style-name="ce302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07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03"/>
          <table:table-cell table:style-name="ce209" office:value-type="string" calcext:value-type="string">
            <text:p>a₁</text:p>
          </table:table-cell>
          <table:table-cell table:style-name="ce209" office:value-type="string" calcext:value-type="string">
            <text:p>b₁</text:p>
          </table:table-cell>
          <table:table-cell table:style-name="ce254" office:value-type="string" calcext:value-type="string">
            <text:p>Facteur 1</text:p>
          </table:table-cell>
          <table:table-cell table:style-name="ce209" office:value-type="string" calcext:value-type="string">
            <text:p>rac 1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7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07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3];[.$B$3:.$N$32];1)" office:value-type="float" office:value="-18" calcext:value-type="float">
            <text:p>-18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-x-18)" calcext:value-type="string">
            <text:p>(-x-18)</text:p>
          </table:table-cell>
          <table:table-cell table:style-name="ce235" table:formula="of:=-[.C37]/[.B37]" office:value-type="float" office:value="-18" calcext:value-type="float">
            <text:p>-18</text:p>
          </table:table-cell>
          <table:table-cell table:style-name="ce230" table:formula="of:=IF(SIGN([.B37]*([.E37]-1)+[.C37])&lt;0;&quot;-&quot;;&quot;+&quot;)" office:value-type="string" office:string-value="+" calcext:value-type="string">
            <text:p>+</text:p>
          </table:table-cell>
          <table:table-cell table:style-name="ce230" table:formula="of:=IF(SIGN([.B37]*AVERAGE([.E37];[.E39])+[.C37])&lt;0;&quot;-&quot;;&quot;+&quot;)" office:value-type="string" office:string-value="-" calcext:value-type="string">
            <text:p>-</text:p>
          </table:table-cell>
          <table:table-cell table:style-name="ce230" table:formula="of:=IF(SIGN([.B37]*([.E37]+1)+[.C37])&lt;0;&quot;-&quot;;&quot;+&quot;)" office:value-type="string" office:string-value="-" calcext:value-type="string">
            <text:p>-</text:p>
          </table:table-cell>
          <table:table-cell table:style-name="ce207"/>
          <table:table-cell table:style-name="ce235" table:formula="of:=MIN([.E37];[.E39])" office:value-type="float" office:value="-18" calcext:value-type="float">
            <text:p>-18</text:p>
          </table:table-cell>
          <table:table-cell table:style-name="ce235" table:formula="of:=MAX([.E37];[.E39])" office:value-type="float" office:value="19" calcext:value-type="float">
            <text:p>19</text:p>
          </table:table-cell>
          <table:table-cell table:style-name="ce235" table:formula="of:=SUM([.I36:.J40])" office:value-type="float" office:value="-18" calcext:value-type="float">
            <text:p>-18</text:p>
          </table:table-cell>
          <table:table-cell table:number-columns-repeated="9"/>
          <table:table-cell table:style-name="ce207"/>
          <table:table-cell table:number-columns-repeated="1002"/>
        </table:table-row>
        <table:table-row table:style-name="ro3">
          <table:table-cell/>
          <table:table-cell table:style-name="ce209" office:value-type="string" calcext:value-type="string">
            <text:p>a₂</text:p>
          </table:table-cell>
          <table:table-cell table:style-name="ce209" office:value-type="string" calcext:value-type="string">
            <text:p>b₂</text:p>
          </table:table-cell>
          <table:table-cell table:style-name="ce254" office:value-type="string" calcext:value-type="string">
            <text:p>Facteur 2</text:p>
          </table:table-cell>
          <table:table-cell table:style-name="ce209" office:value-type="string" calcext:value-type="string">
            <text:p>rac 2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09"/>
          <table:table-cell table:style-name="ce207" table:number-columns-repeated="2"/>
          <table:table-cell table:number-columns-repeated="11"/>
          <table:table-cell table:style-name="ce207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4];[.$B$3:.$N$32];1)" office:value-type="float" office:value="-19" calcext:value-type="float">
            <text:p>-19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x-19)" calcext:value-type="string">
            <text:p>(x-19)</text:p>
          </table:table-cell>
          <table:table-cell table:style-name="ce235" table:formula="of:=-[.C39]/[.B39]" office:value-type="float" office:value="19" calcext:value-type="float">
            <text:p>19</text:p>
          </table:table-cell>
          <table:table-cell table:style-name="ce230" table:formula="of:=IF(SIGN([.B39]*([.E39]-1)+[.C39]&lt;0);&quot;-&quot;;&quot;+&quot;)" office:value-type="string" office:string-value="-" calcext:value-type="string">
            <text:p>-</text:p>
          </table:table-cell>
          <table:table-cell table:style-name="ce235" table:formula="of:=IF(SIGN([.B39]*AVERAGE([.E37];[.E39])+[.C39]&lt;0);&quot;-&quot;;&quot;+&quot;)" office:value-type="string" office:string-value="-" calcext:value-type="string">
            <text:p>-</text:p>
          </table:table-cell>
          <table:table-cell table:style-name="ce235" table:formula="of:=IF(SIGN([.B39]*([.E39]+1)+[.C39]&lt;0);&quot;-&quot;;&quot;+&quot;)" office:value-type="string" office:string-value="+" calcext:value-type="string">
            <text:p>+</text:p>
          </table:table-cell>
          <table:table-cell table:style-name="ce207" table:number-columns-repeated="2"/>
          <table:table-cell table:number-columns-repeated="11"/>
          <table:table-cell table:style-name="ce207"/>
          <table:table-cell table:number-columns-repeated="1002"/>
        </table:table-row>
        <table:table-row table:style-name="ro3">
          <table:table-cell/>
          <table:table-cell table:style-name="ce209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07" table:number-columns-repeated="2"/>
          <table:table-cell table:number-columns-repeated="1014"/>
        </table:table-row>
        <table:table-row table:style-name="ro3">
          <table:table-cell table:style-name="ce203"/>
          <table:table-cell table:style-name="ce209" office:value-type="string" calcext:value-type="string">
            <text:p>a₁</text:p>
          </table:table-cell>
          <table:table-cell table:style-name="ce209" office:value-type="string" calcext:value-type="string">
            <text:p>b₁</text:p>
          </table:table-cell>
          <table:table-cell table:style-name="ce254" office:value-type="string" calcext:value-type="string">
            <text:p>Facteur 1</text:p>
          </table:table-cell>
          <table:table-cell table:style-name="ce209" office:value-type="string" calcext:value-type="string">
            <text:p>rac 1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07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5];[.$B$3:.$N$32];1)" office:value-type="float" office:value="12" calcext:value-type="float">
            <text:p>12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x+12)" calcext:value-type="string">
            <text:p>(x+12)</text:p>
          </table:table-cell>
          <table:table-cell table:style-name="ce235" table:formula="of:=-[.C42]/[.B42]" office:value-type="float" office:value="-12" calcext:value-type="float">
            <text:p>-12</text:p>
          </table:table-cell>
          <table:table-cell table:style-name="ce230" table:formula="of:=IF(SIGN([.B42]*([.E42]-1)+[.C42])&lt;0;&quot;-&quot;;&quot;+&quot;)" office:value-type="string" office:string-value="-" calcext:value-type="string">
            <text:p>-</text:p>
          </table:table-cell>
          <table:table-cell table:style-name="ce230" table:formula="of:=IF(SIGN([.B42]*AVERAGE([.E42];[.E44])+[.C42])&lt;0;&quot;-&quot;;&quot;+&quot;)" office:value-type="string" office:string-value="+" calcext:value-type="string">
            <text:p>+</text:p>
          </table:table-cell>
          <table:table-cell table:style-name="ce230" table:formula="of:=IF(SIGN([.B42]*([.E42]+1)+[.C42])&lt;0;&quot;-&quot;;&quot;+&quot;)" office:value-type="string" office:string-value="+" calcext:value-type="string">
            <text:p>+</text:p>
          </table:table-cell>
          <table:table-cell table:style-name="ce207"/>
          <table:table-cell table:style-name="ce235" table:formula="of:=MIN([.E42];[.E44])" office:value-type="float" office:value="-12" calcext:value-type="float">
            <text:p>-12</text:p>
          </table:table-cell>
          <table:table-cell table:style-name="ce235" table:formula="of:=MAX([.E42];[.E44])" office:value-type="float" office:value="23" calcext:value-type="float">
            <text:p>23</text:p>
          </table:table-cell>
          <table:table-cell table:style-name="ce235" table:formula="of:=SUM([.I41:.J46])" office:value-type="float" office:value="-12" calcext:value-type="float">
            <text:p>-12</text:p>
          </table:table-cell>
          <table:table-cell table:number-columns-repeated="1012"/>
        </table:table-row>
        <table:table-row table:style-name="ro3">
          <table:table-cell/>
          <table:table-cell table:style-name="ce209" office:value-type="string" calcext:value-type="string">
            <text:p>a₂</text:p>
          </table:table-cell>
          <table:table-cell table:style-name="ce209" office:value-type="string" calcext:value-type="string">
            <text:p>b₂</text:p>
          </table:table-cell>
          <table:table-cell table:style-name="ce254" office:value-type="string" calcext:value-type="string">
            <text:p>Facteur 2</text:p>
          </table:table-cell>
          <table:table-cell table:style-name="ce209" office:value-type="string" calcext:value-type="string">
            <text:p>rac 2</text:p>
          </table:table-cell>
          <table:table-cell table:style-name="ce254" office:value-type="string" calcext:value-type="string" table:number-columns-spanned="3" table:number-rows-spanned="1">
            <text:p>Signes</text:p>
          </table:table-cell>
          <table:covered-table-cell table:number-columns-repeated="2" table:style-name="ce209"/>
          <table:table-cell table:style-name="ce207" table:number-columns-repeated="2"/>
          <table:table-cell table:style-name="ce316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23" calcext:value-type="float">
            <text:p>23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+23)" calcext:value-type="string">
            <text:p>(-x+23)</text:p>
          </table:table-cell>
          <table:table-cell table:style-name="ce235" table:formula="of:=-[.C44]/[.B44]" office:value-type="float" office:value="23" calcext:value-type="float">
            <text:p>23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+" calcext:value-type="string">
            <text:p>+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207" table:number-columns-repeated="2"/>
          <table:table-cell table:style-name="ce316"/>
          <table:table-cell table:number-columns-repeated="1013"/>
        </table:table-row>
        <table:table-row table:style-name="ro3">
          <table:table-cell/>
          <table:table-cell table:style-name="ce209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07" table:number-columns-repeated="2"/>
          <table:table-cell table:style-name="ce316"/>
          <table:table-cell table:number-columns-repeated="1013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1</text:p>
          </table:table-cell>
          <table:covered-table-cell table:style-name="ce207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18" calcext:value-type="float" table:number-columns-spanned="2" table:number-rows-spanned="1">
            <text:p>-18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19" calcext:value-type="float" table:number-columns-spanned="2" table:number-rows-spanned="1">
            <text:p>19</text:p>
          </table:table-cell>
          <table:covered-table-cell table:style-name="ce25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x-19)" calcext:value-type="string">
            <text:p>Signe de (x-19)</text:p>
          </table:table-cell>
          <table:table-cell table:style-name="ce239" table:formula="of:=IF([.C40]=1;[.F37];[.F39])" office:value-type="string" office:string-value="-" calcext:value-type="string">
            <text:p>-</text:p>
          </table:table-cell>
          <table:table-cell table:style-name="ce249" table:formula="of:=IF([.C40]=1;IF([.E37]=[.J37];0;&quot;&quot;);IF([.E39]=[.J37];0;&quot;&quot;))" table:number-columns-spanned="2" table:number-rows-spanned="1">
            <text:p/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4" table:formula="of:=IF([.C40]=1;[.H37];[.H39])" office:value-type="string" office:string-value="+" calcext:value-type="string">
            <text:p>+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-x-18)" calcext:value-type="string">
            <text:p>Signe de (-x-18)</text:p>
          </table:table-cell>
          <table:table-cell table:style-name="ce239" table:formula="of:=IF([.C40]=2;[.F37];[.F39])" office:value-type="string" office:string-value="+" calcext:value-type="string">
            <text:p>+</text:p>
          </table:table-cell>
          <table:table-cell table:style-name="ce249" table:formula="of:=IF([.C40]=2;IF([.E39]=[.K37];0;&quot;&quot;);IF([.E37]=[.K37];0;&quot;&quot;)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49" table:formula="of:=IF([.C40]=2;[.G37];[.G39])" office:value-type="string" office:string-value="-" calcext:value-type="string">
            <text:p>-</text:p>
          </table:table-cell>
          <table:table-cell table:style-name="ce249" table:formula="of:=IF([.C40]=2;IF([.E39]=[.J37];0;&quot;&quot;);IF([.E37]=[.J37];0;&quot;&quot;))" table:number-columns-spanned="2" table:number-rows-spanned="1">
            <text:p/>
          </table:table-cell>
          <table:covered-table-cell table:style-name="ce258"/>
          <table:table-cell table:style-name="ce274" table:formula="of:=IF([.C40]=2;[.H37];[.H39])" office:value-type="string" office:string-value="-" calcext:value-type="string">
            <text:p>-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-x-18)(x-19)" calcext:value-type="string">
            <text:p>Signe de (-x-18)(x-19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 table:formula="of:=IF(OR([.D48]=0;[.D49]=0);0;&quot;&quot;)" office:value-type="string" office:string-value="" calcext:value-type="error">
            <text:p>#RÉF !</text:p>
          </table:covered-table-cell>
          <table:table-cell table:style-name="ce258" table:formula="of:=IF(OR(AND([.E48]=&quot;-&quot;;[.E49]=&quot;-&quot;);AND([.E48]=&quot;+&quot;;[.E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5" table:formula="of:=IF(OR(AND([.H48]=&quot;-&quot;;[.H49]=&quot;-&quot;);AND([.H48]=&quot;+&quot;;[.H49]=&quot;+&quot;));&quot;+&quot;;&quot;-&quot;)" office:value-type="string" office:string-value="-" calcext:value-type="string">
            <text:p>-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2</text:p>
          </table:table-cell>
          <table:covered-table-cell table:style-name="ce207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12" calcext:value-type="float" table:number-columns-spanned="2" table:number-rows-spanned="1">
            <text:p>-12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23" calcext:value-type="float" table:number-columns-spanned="2" table:number-rows-spanned="1">
            <text:p>23</text:p>
          </table:table-cell>
          <table:covered-table-cell table:style-name="ce25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x-19)" calcext:value-type="string">
            <text:p>Signe de (x-19)</text:p>
          </table:table-cell>
          <table:table-cell table:style-name="ce239" table:formula="of:=[.F42]" office:value-type="string" office:string-value="-" calcext:value-type="string">
            <text:p>-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58"/>
          <table:table-cell table:style-name="ce274" table:formula="of:=[.H42]" office:value-type="string" office:string-value="+" calcext:value-type="string">
            <text:p>+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-x-18)" calcext:value-type="string">
            <text:p>Signe de (-x-18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58"/>
          <table:table-cell table:style-name="ce249" table:formula="of:=[.G44]" office:value-type="string" office:string-value="+" calcext:value-type="string">
            <text:p>+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-x-18)(x-19)" calcext:value-type="string">
            <text:p>Signe de (-x-18)(x-19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-" calcext:value-type="string">
            <text:p>-</text:p>
          </table:table-cell>
          <table:table-cell table:style-name="ce249" table:formula="of:=IF([.$C$14];IF([.C5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258" table:formula="of:=IF(OR([.D53]=0;[.D54]=0);0;&quot;&quot;)" office:value-type="string" office:string-value="" calcext:value-type="error">
            <text:p>#RÉF !</text:p>
          </table:covered-table-cell>
          <table:table-cell table:style-name="ce258" table:formula="of:=IF(OR(AND([.E53]=&quot;-&quot;;[.E54]=&quot;-&quot;);AND([.E53]=&quot;+&quot;;[.E54]=&quot;+&quot;));&quot;+&quot;;&quot;-&quot;)" office:value-type="string" office:string-value="+" calcext:value-type="string">
            <text:p>+</text:p>
          </table:table-cell>
          <table:table-cell table:style-name="ce249" table:formula="of:=IF([.F5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58"/>
          <table:table-cell table:style-name="ce275" table:formula="of:=IF(OR(AND([.H53]=&quot;-&quot;;[.H54]=&quot;-&quot;);AND([.H53]=&quot;+&quot;;[.H54]=&quot;+&quot;));&quot;+&quot;;&quot;-&quot;)" office:value-type="string" office:string-value="-" calcext:value-type="string">
            <text:p>-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4/11" calcext:value-type="string">
            <text:p>4/11</text:p>
          </table:table-cell>
          <table:table-cell table:style-name="ce251" table:formula="of:=VLOOKUP([.O3];[.$B$3:.$N$32];10)" office:value-type="float" office:value="0.363636363636364" calcext:value-type="float">
            <text:p>0,363636363636364</text:p>
          </table:table-cell>
          <table:table-cell table:style-name="ce251" table:formula="of:=IF([.D60]&lt;[.D61];VLOOKUP([.O3];[.$B$3:.$N$32];13);VLOOKUP([.O4];[.$B$3:.$N$32];13))" office:value-type="string" office:string-value="2/9" calcext:value-type="string">
            <text:p>2/9</text:p>
          </table:table-cell>
          <table:table-cell table:style-name="ce251" table:formula="of:=MIN([.D60:.D61])" office:value-type="float" office:value="0.222222222222222" calcext:value-type="float">
            <text:p>0,222222222222222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2/9" calcext:value-type="string">
            <text:p>2/9</text:p>
          </table:table-cell>
          <table:table-cell table:style-name="ce251" table:formula="of:=VLOOKUP([.O4];[.$B$3:.$N$32];10)" office:value-type="float" office:value="0.222222222222222" calcext:value-type="float">
            <text:p>0,222222222222222</text:p>
          </table:table-cell>
          <table:table-cell table:style-name="ce251" table:formula="of:=IF([.D60]&lt;[.D61];VLOOKUP([.O4];[.$B$3:.$N$32];13);VLOOKUP([.O3];[.$B$3:.$N$32];13))" office:value-type="string" office:string-value="4/11" calcext:value-type="string">
            <text:p>4/11</text:p>
          </table:table-cell>
          <table:table-cell table:style-name="ce251" table:formula="of:=MAX([.D60:.D61])" office:value-type="float" office:value="0.363636363636364" calcext:value-type="float">
            <text:p>0,363636363636364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-5/2" calcext:value-type="string">
            <text:p>-5/2</text:p>
          </table:table-cell>
          <table:table-cell table:style-name="ce255" table:formula="of:=VLOOKUP([.O5];[.$B$3:.$N$32];10)" office:value-type="float" office:value="-2.5" calcext:value-type="float">
            <text:p>-2,5</text:p>
          </table:table-cell>
          <table:table-cell table:style-name="ce255" table:formula="of:=IF([.D62]&lt;[.D63];VLOOKUP([.O5];[.$B$3:.$N$32];13);VLOOKUP([.O6];[.$B$3:.$N$32];13))" office:value-type="string" office:string-value="-8/3" calcext:value-type="string">
            <text:p>-8/3</text:p>
          </table:table-cell>
          <table:table-cell table:style-name="ce255" table:formula="of:=MIN([.D62:.D63])" office:value-type="float" office:value="-2.66666666666667" calcext:value-type="float">
            <text:p>-2,66666666666667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-8/3" calcext:value-type="string">
            <text:p>-8/3</text:p>
          </table:table-cell>
          <table:table-cell table:style-name="ce255" table:formula="of:=VLOOKUP([.O6];[.$B$3:.$N$32];10)" office:value-type="float" office:value="-2.66666666666667" calcext:value-type="float">
            <text:p>-2,66666666666667</text:p>
          </table:table-cell>
          <table:table-cell table:style-name="ce255" table:formula="of:=IF([.D62]&lt;[.D63];VLOOKUP([.O6];[.$B$3:.$N$32];13);VLOOKUP([.O5];[.$B$3:.$N$32];13))" office:value-type="string" office:string-value="-5/2" calcext:value-type="string">
            <text:p>-5/2</text:p>
          </table:table-cell>
          <table:table-cell table:style-name="ce255" table:formula="of:=MAX([.D62:.D63])" office:value-type="float" office:value="-2.5" calcext:value-type="float">
            <text:p>-2,5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9">
          <table:table-cell table:style-name="ce207" table:number-columns-repeated="1024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2/9" calcext:value-type="string" table:number-columns-spanned="2" table:number-rows-spanned="1">
            <text:p>2/9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4/11" calcext:value-type="string" table:number-columns-spanned="2" table:number-rows-spanned="1">
            <text:p>4/11</text:p>
          </table:table-cell>
          <table:covered-table-cell table:style-name="ce23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207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-11x+4)" calcext:value-type="string">
            <text:p>Signe de (-11x+4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table:number-columns-spanned="2" table:number-rows-spanned="1">
            <text:p/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0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9x-2)" calcext:value-type="string">
            <text:p>Signe de (9x-2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57" table:formula="of:=IF(SIGN(VLOOKUP([.O4];[.$B$3:.$N$32];2)*AVERAGE([.F60];[.F61]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1];0;&quot;&quot;)" table:number-columns-spanned="2" table:number-rows-spanned="1">
            <text:p/>
          </table:table-cell>
          <table:covered-table-cell table:style-name="ce237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-11x+4)(9x-2)" calcext:value-type="string">
            <text:p>Signe de (-11x+4)(9x-2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49" table:formula="of:=IF(OR(AND([.E67]=&quot;-&quot;;[.E68]=&quot;-&quot;);AND([.E67]=&quot;+&quot;;[.E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11" table:formula="of:=IF(OR(AND([.H67]=&quot;-&quot;;[.H68]=&quot;-&quot;);AND([.H67]=&quot;+&quot;;[.H68]=&quot;+&quot;));&quot;+&quot;;&quot;-&quot;)" office:value-type="string" office:string-value="-" calcext:value-type="string">
            <text:p>-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number-columns-repeated="8"/>
          <table:table-cell table:style-name="ce309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-8/3" calcext:value-type="string" table:number-columns-spanned="2" table:number-rows-spanned="1">
            <text:p>-8/3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-5/2" calcext:value-type="string" table:number-columns-spanned="2" table:number-rows-spanned="1">
            <text:p>-5/2</text:p>
          </table:table-cell>
          <table:covered-table-cell table:style-name="ce23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2x+5)" calcext:value-type="string">
            <text:p>Signe de (2x+5)</text:p>
          </table:table-cell>
          <table:table-cell table:style-name="ce243" table:formula="of:=IF(SIGN(VLOOKUP([.O5];[.$B$3:.$N$32];2)*([.F62]-1)+VLOOKUP([.O5];[.$B$3:.$N$32];3))=1;&quot;+&quot;;&quot;-&quot;)" office:value-type="string" office:string-value="-" calcext:value-type="string">
            <text:p>-</text:p>
          </table:table-cell>
          <table:table-cell table:style-name="ce237" table:formula="of:=IF([.E62]=[.C62];0;&quot;&quot;)" table:number-columns-spanned="2" table:number-rows-spanned="1">
            <text:p/>
          </table:table-cell>
          <table:covered-table-cell table:style-name="ce257"/>
          <table:table-cell table:style-name="ce237" table:formula="of:=IF(SIGN(VLOOKUP([.O5];[.$B$3:.$N$32];2)*AVERAGE([.F62];[.F63])+VLOOKUP([.O5];[.$B$3:.$N$32];3))=1;&quot;+&quot;;&quot;-&quot;)" office:value-type="string" office:string-value="-" calcext:value-type="string">
            <text:p>-</text:p>
          </table:table-cell>
          <table:table-cell table:style-name="ce257" table:formula="of:=IF([.E63]=[.C62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78" table:formula="of:=IF(SIGN(VLOOKUP([.O5];[.$B$3:.$N$32];2)*([.F63]+1)+VLOOKUP([.O5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-3x-8)" calcext:value-type="string">
            <text:p>Signe de (-3x-8)</text:p>
          </table:table-cell>
          <table:table-cell table:style-name="ce243" table:formula="of:=IF(SIGN(VLOOKUP([.O6];[.$B$3:.$N$32];2)*([.F62]-1)+VLOOKUP([.O6];[.$B$3:.$N$32];3))=1;&quot;+&quot;;&quot;-&quot;)" office:value-type="string" office:string-value="+" calcext:value-type="string">
            <text:p>+</text:p>
          </table:table-cell>
          <table:table-cell table:style-name="ce257" table:formula="of:=IF([.E62]=[.C63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37" table:formula="of:=IF(SIGN(VLOOKUP([.O6];[.$B$3:.$N$32];2)*AVERAGE([.F62];[.F63])+VLOOKUP([.O6];[.$B$3:.$N$32];3))=1;&quot;+&quot;;&quot;-&quot;)" office:value-type="string" office:string-value="-" calcext:value-type="string">
            <text:p>-</text:p>
          </table:table-cell>
          <table:table-cell table:style-name="ce237" table:formula="of:=IF([.E63]=[.C63];0;&quot;&quot;)" table:number-columns-spanned="2" table:number-rows-spanned="1">
            <text:p/>
          </table:table-cell>
          <table:covered-table-cell table:style-name="ce237"/>
          <table:table-cell table:style-name="ce278" table:formula="of:=IF(SIGN(VLOOKUP([.O6];[.$B$3:.$N$32];2)*([.F63]+1)+VLOOKUP([.O6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2x+5) / (-3x-8)" calcext:value-type="string">
            <text:p>Signe de (2x+5) / (-3x-8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-" calcext:value-type="string">
            <text:p>-</text:p>
          </table:table-cell>
          <table:table-cell table:style-name="ce249" table:formula="of:=IF([.C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58"/>
          <table:table-cell table:style-name="ce249" table:formula="of:=IF(OR(AND([.E72]=&quot;-&quot;;[.E73]=&quot;-&quot;);AND([.E72]=&quot;+&quot;;[.E73]=&quot;+&quot;));&quot;+&quot;;&quot;-&quot;)" office:value-type="string" office:string-value="+" calcext:value-type="string">
            <text:p>+</text:p>
          </table:table-cell>
          <table:table-cell table:style-name="ce249" table:formula="of:=IF([.F73]=0;&quot;||&quot;;0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74" table:formula="of:=IF(OR(AND([.H72]=&quot;-&quot;;[.H73]=&quot;-&quot;);AND([.H72]=&quot;+&quot;;[.H73]=&quot;+&quot;));&quot;+&quot;;&quot;-&quot;)" office:value-type="string" office:string-value="-" calcext:value-type="string">
            <text:p>-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316"/>
          <table:table-cell table:style-name="ce200"/>
          <table:table-cell table:number-columns-repeated="1007"/>
          <table:table-cell table:style-name="ce207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3" calcext:value-type="float">
            <text:p>3</text:p>
          </table:table-cell>
          <table:table-cell table:style-name="ce260" table:formula="of:=VLOOKUP([.O7];[.$B$3:.$N$32];13)" office:value-type="string" office:string-value="-1/3" calcext:value-type="string">
            <text:p>-1/3</text:p>
          </table:table-cell>
          <table:table-cell table:style-name="ce260" table:formula="of:=VLOOKUP([.O7];[.$B$3:.$N$32];10)" office:value-type="float" office:value="-0.333333333333333" calcext:value-type="float">
            <text:p>-0,333333333333333</text:p>
          </table:table-cell>
          <table:table-cell table:style-name="ce269" table:formula="of:=IF([.B79]=3;[.D79];IF([.B80]=3;[.D80];IF([.B81]=3;[.D81])))" office:value-type="float" office:value="-0.333333333333333" calcext:value-type="float">
            <text:p>- 1/3 </text:p>
          </table:table-cell>
          <table:table-cell table:style-name="ce260" table:formula="of:=IF([.B79]=3;[.D79];IF([.B80]=3;[.D80];IF([.B81]=3;[.D81])))" office:value-type="float" office:value="-0.333333333333333" calcext:value-type="float">
            <text:p>-0,333333333333333</text:p>
          </table:table-cell>
          <table:table-cell table:style-name="ce272" table:formula="of:=VLOOKUP([.O7];[.$B$3:.$N$32];2)" office:value-type="float" office:value="6" calcext:value-type="float">
            <text:p>6</text:p>
          </table:table-cell>
          <table:table-cell table:style-name="ce272" table:formula="of:=VLOOKUP([.O7];[.$B$3:.$N$32];3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2" calcext:value-type="float">
            <text:p>2</text:p>
          </table:table-cell>
          <table:table-cell table:style-name="ce260" table:formula="of:=VLOOKUP([.O8];[.$B$3:.$N$32];13)" office:value-type="string" office:string-value="-1/7" calcext:value-type="string">
            <text:p>-1/7</text:p>
          </table:table-cell>
          <table:table-cell table:style-name="ce260" table:formula="of:=VLOOKUP([.O8];[.$B$3:.$N$32];10)" office:value-type="float" office:value="-0.142857142857143" calcext:value-type="float">
            <text:p>-0,142857142857143</text:p>
          </table:table-cell>
          <table:table-cell table:style-name="ce269" table:formula="of:=IF([.B79]=2;[.D79];IF([.B80]=2;[.D80];IF([.B81]=2;[.D81])))" office:value-type="float" office:value="-0.142857142857143" calcext:value-type="float">
            <text:p>- 1/7 </text:p>
          </table:table-cell>
          <table:table-cell table:style-name="ce260" table:formula="of:=IF([.B79]=2;[.D79];IF([.B80]=2;[.D80];IF([.B81]=2;[.D81])))" office:value-type="float" office:value="-0.142857142857143" calcext:value-type="float">
            <text:p>-0,142857142857143</text:p>
          </table:table-cell>
          <table:table-cell table:style-name="ce272" table:formula="of:=VLOOKUP([.O8];[.$B$3:.$N$32];2)" office:value-type="float" office:value="-7" calcext:value-type="float">
            <text:p>-7</text:p>
          </table:table-cell>
          <table:table-cell table:style-name="ce272" table:formula="of:=VLOOKUP([.O8];[.$B$3:.$N$32];3)" office:value-type="float" office:value="-1" calcext:value-type="float">
            <text:p>-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1];[.$D$79:.$D$81])" office:value-type="float" office:value="1" calcext:value-type="float">
            <text:p>1</text:p>
          </table:table-cell>
          <table:table-cell table:style-name="ce260" table:formula="of:=VLOOKUP([.O9];[.$B$3:.$N$32];13)" office:value-type="string" office:string-value="1/4" calcext:value-type="string">
            <text:p>1/4</text:p>
          </table:table-cell>
          <table:table-cell table:style-name="ce260" table:formula="of:=VLOOKUP([.O9];[.$B$3:.$N$32];10)" office:value-type="float" office:value="0.25" calcext:value-type="float">
            <text:p>0,25</text:p>
          </table:table-cell>
          <table:table-cell table:style-name="ce269" table:formula="of:=IF([.B79]=1;[.D79];IF([.B80]=1;[.D80];IF([.B81]=1;[.D81])))" office:value-type="float" office:value="0.25" calcext:value-type="float">
            <text:p><text:s/>1/4 </text:p>
          </table:table-cell>
          <table:table-cell table:style-name="ce260" table:formula="of:=IF([.B79]=1;[.D79];IF([.B80]=1;[.D80];IF([.B81]=1;[.D81])))" office:value-type="float" office:value="0.25" calcext:value-type="float">
            <text:p>0,25</text:p>
          </table:table-cell>
          <table:table-cell table:style-name="ce260" table:formula="of:=VLOOKUP([.O9];[.$B$3:.$N$32];2)" office:value-type="float" office:value="4" calcext:value-type="float">
            <text:p>4</text:p>
          </table:table-cell>
          <table:table-cell table:style-name="ce272" table:formula="of:=VLOOKUP([.O9];[.$B$3:.$N$32];3)" office:value-type="float" office:value="-1" calcext:value-type="float">
            <text:p>-1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0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0.333333333333333" calcext:value-type="float" table:number-columns-spanned="2" table:number-rows-spanned="1">
            <text:p>- 1/3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0.142857142857143" calcext:value-type="float" table:number-columns-spanned="2" table:number-rows-spanned="1">
            <text:p>- 1/7 </text:p>
          </table:table-cell>
          <table:covered-table-cell table:style-name="ce237"/>
          <table:table-cell table:style-name="ce237"/>
          <table:table-cell table:style-name="ce256" table:formula="of:=[.F81]" office:value-type="float" office:value="0.25" calcext:value-type="float" table:number-columns-spanned="2" table:number-rows-spanned="1">
            <text:p><text:s/>1/4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6x+2)" calcext:value-type="string">
            <text:p>Signe de (6x+2)</text:p>
          </table:table-cell>
          <table:table-cell table:style-name="ce243" table:formula="of:=IF(SIGN([.G79]*([.F79]-1)+[.H79])=1;&quot;+&quot;;&quot;-&quot;)" office:value-type="string" office:string-value="-" calcext:value-type="string">
            <text:p>-</text:p>
          </table:table-cell>
          <table:table-cell table:style-name="ce257" table:formula="of:=IF([.D79]=[.F79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+" calcext:value-type="string">
            <text:p>+</text:p>
          </table:table-cell>
          <table:table-cell table:style-name="ce257" table:formula="of:=IF([.D79]=[.F80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79]*AVERAGE([.F80];[.F81])+[.H79])=1;&quot;+&quot;;&quot;-&quot;)" office:value-type="string" office:string-value="+" calcext:value-type="string">
            <text:p>+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237"/>
          <table:table-cell table:style-name="ce278" table:formula="of:=IF(SIGN([.G79]*([.F81]+1)+[.H79])=1;&quot;+&quot;;&quot;-&quot;)" office:value-type="string" office:string-value="+" calcext:value-type="string">
            <text:p>+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-7x-1)" calcext:value-type="string">
            <text:p>Signe de (-7x-1)</text:p>
          </table:table-cell>
          <table:table-cell table:style-name="ce243" table:formula="of:=IF(SIGN([.G80]*([.F79]-1)+[.H80])=1;&quot;+&quot;;&quot;-&quot;)" office:value-type="string" office:string-value="+" calcext:value-type="string">
            <text:p>+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57" table:formula="of:=IF(SIGN([.G80]*AVERAGE([.F80];[.F81])+[.H80])=1;&quot;+&quot;;&quot;-&quot;)" office:value-type="string" office:string-value="-" calcext:value-type="string">
            <text:p>-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37"/>
          <table:table-cell table:style-name="ce278" table:formula="of:=IF(SIGN([.G80]*([.F81]+1)+[.H80])=1;&quot;+&quot;;&quot;-&quot;)" office:value-type="string" office:string-value="-" calcext:value-type="string">
            <text:p>-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4x-1)" calcext:value-type="string">
            <text:p>Signe de (4x-1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81]*AVERAGE([.F80];[.F81])+[.H81])=1;&quot;+&quot;;&quot;-&quot;)" office:value-type="string" office:string-value="-" calcext:value-type="string">
            <text:p>-</text:p>
          </table:table-cell>
          <table:table-cell table:style-name="ce257" table:formula="of:=IF([.D81]=[.F81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6x+2)(-7x-1)(4x-1)" calcext:value-type="string">
            <text:p>Signe de (6x+2)(-7x-1)(4x-1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+" calcext:value-type="string">
            <text:p>+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-" calcext:value-type="string">
            <text:p>-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1" calcext:value-type="float">
            <text:p>1</text:p>
          </table:table-cell>
          <table:table-cell table:style-name="ce260" table:formula="of:=VLOOKUP([.O10];[.$B$3:.$N$32];13)" office:value-type="string" office:string-value="7/6" calcext:value-type="string">
            <text:p>7/6</text:p>
          </table:table-cell>
          <table:table-cell table:style-name="ce260" table:formula="of:=VLOOKUP([.O10];[.$B$3:.$N$32];10)" office:value-type="float" office:value="1.16666666666667" calcext:value-type="float">
            <text:p>1,16666666666667</text:p>
          </table:table-cell>
          <table:table-cell table:style-name="ce269" table:formula="of:=IF([.B92]=3;[.D92];IF([.B93]=3;[.D93];IF([.B94]=3;[.D94])))" office:value-type="float" office:value="-1.4" calcext:value-type="float">
            <text:p>- 7/5 </text:p>
          </table:table-cell>
          <table:table-cell table:style-name="ce260" table:formula="of:=IF([.B92]=3;[.D92];IF([.B93]=3;[.D93];IF([.B94]=3;[.D94])))" office:value-type="float" office:value="-1.4" calcext:value-type="float">
            <text:p>-1,4</text:p>
          </table:table-cell>
          <table:table-cell table:style-name="ce272" table:formula="of:=VLOOKUP([.O10];[.$B$3:.$N$32];2)" office:value-type="float" office:value="-6" calcext:value-type="float">
            <text:p>-6</text:p>
          </table:table-cell>
          <table:table-cell table:style-name="ce272" table:formula="of:=VLOOKUP([.O10];[.$B$3:.$N$32];3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2" calcext:value-type="float">
            <text:p>2</text:p>
          </table:table-cell>
          <table:table-cell table:style-name="ce235" table:formula="of:=RANK([.D93];[.$D$92:.$D$94])" office:value-type="float" office:value="3" calcext:value-type="float">
            <text:p>3</text:p>
          </table:table-cell>
          <table:table-cell table:style-name="ce260" table:formula="of:=VLOOKUP([.O11];[.$B$3:.$N$32];13)" office:value-type="string" office:string-value="-7/5" calcext:value-type="string">
            <text:p>-7/5</text:p>
          </table:table-cell>
          <table:table-cell table:style-name="ce260" table:formula="of:=VLOOKUP([.O11];[.$B$3:.$N$32];10)" office:value-type="float" office:value="-1.4" calcext:value-type="float">
            <text:p>-1,4</text:p>
          </table:table-cell>
          <table:table-cell table:style-name="ce269" table:formula="of:=IF([.B92]=2;[.D92];IF([.B93]=2;[.D93];IF([.B94]=2;[.D94])))" office:value-type="float" office:value="-0.285714285714286" calcext:value-type="float">
            <text:p>- 2/7 </text:p>
          </table:table-cell>
          <table:table-cell table:style-name="ce260" table:formula="of:=IF([.B92]=2;[.D92];IF([.B93]=2;[.D93];IF([.B94]=2;[.D94])))" office:value-type="float" office:value="-0.285714285714286" calcext:value-type="float">
            <text:p>-0,285714285714286</text:p>
          </table:table-cell>
          <table:table-cell table:style-name="ce272" table:formula="of:=VLOOKUP([.O11];[.$B$3:.$N$32];2)" office:value-type="float" office:value="-5" calcext:value-type="float">
            <text:p>-5</text:p>
          </table:table-cell>
          <table:table-cell table:style-name="ce272" table:formula="of:=VLOOKUP([.O11];[.$B$3:.$N$32];3)" office:value-type="float" office:value="-7" calcext:value-type="float">
            <text:p>-7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2" calcext:value-type="float">
            <text:p>2</text:p>
          </table:table-cell>
          <table:table-cell table:style-name="ce260" table:formula="of:=VLOOKUP([.O12];[.$B$3:.$N$32];13)" office:value-type="string" office:string-value="-2/7" calcext:value-type="string">
            <text:p>-2/7</text:p>
          </table:table-cell>
          <table:table-cell table:style-name="ce260" table:formula="of:=VLOOKUP([.O12];[.$B$3:.$N$32];10)" office:value-type="float" office:value="-0.285714285714286" calcext:value-type="float">
            <text:p>-0,285714285714286</text:p>
          </table:table-cell>
          <table:table-cell table:style-name="ce269" table:formula="of:=IF([.B92]=1;[.D92];IF([.B93]=1;[.D93];IF([.B94]=1;[.D94])))" office:value-type="float" office:value="1.16666666666667" calcext:value-type="float">
            <text:p><text:s/>7/6 </text:p>
          </table:table-cell>
          <table:table-cell table:style-name="ce260" table:formula="of:=IF([.B92]=1;[.D92];IF([.B93]=1;[.D93];IF([.B94]=1;[.D94])))" office:value-type="float" office:value="1.16666666666667" calcext:value-type="float">
            <text:p>1,16666666666667</text:p>
          </table:table-cell>
          <table:table-cell table:style-name="ce260" table:formula="of:=VLOOKUP([.O12];[.$B$3:.$N$32];2)" office:value-type="float" office:value="7" calcext:value-type="float">
            <text:p>7</text:p>
          </table:table-cell>
          <table:table-cell table:style-name="ce272" table:formula="of:=VLOOKUP([.O12];[.$B$3:.$N$32];3)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0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1.4" calcext:value-type="float" table:number-columns-spanned="2" table:number-rows-spanned="1">
            <text:p>- 7/5 </text:p>
          </table:table-cell>
          <table:covered-table-cell table:style-name="ce257"/>
          <table:table-cell table:style-name="ce257"/>
          <table:table-cell table:style-name="ce256" table:formula="of:=[.F93]" office:value-type="float" office:value="-0.285714285714286" calcext:value-type="float" table:number-columns-spanned="2" table:number-rows-spanned="1">
            <text:p>- 2/7 </text:p>
          </table:table-cell>
          <table:covered-table-cell table:style-name="ce237"/>
          <table:table-cell table:style-name="ce237"/>
          <table:table-cell table:style-name="ce256" table:formula="of:=[.F94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-6x+7)" calcext:value-type="string">
            <text:p>Signe de (-6x+7)</text:p>
          </table:table-cell>
          <table:table-cell table:style-name="ce243" table:formula="of:=IF(SIGN([.G92]*([.F92]-1)+[.H92])=1;&quot;+&quot;;&quot;-&quot;)" office:value-type="string" office:string-value="+" calcext:value-type="string">
            <text:p>+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+" calcext:value-type="string">
            <text:p>+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78" table:formula="of:=IF(SIGN([.G92]*([.F94]+1)+[.H92])=1;&quot;+&quot;;&quot;-&quot;)" office:value-type="string" office:string-value="-" calcext:value-type="string">
            <text:p>-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-5x-7)" calcext:value-type="string">
            <text:p>Signe de (-5x-7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57" table:formula="of:=IF(SIGN([.G93]*AVERAGE([.F92];[.F93])+[.H93])=1;&quot;+&quot;;&quot;-&quot;)" office:value-type="string" office:string-value="-" calcext:value-type="string">
            <text:p>-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93]*AVERAGE([.F93];[.F94])+[.H93])=1;&quot;+&quot;;&quot;-&quot;)" office:value-type="string" office:string-value="-" calcext:value-type="string">
            <text:p>-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237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7x+2)" calcext:value-type="string">
            <text:p>Signe de (7x+2)</text:p>
          </table:table-cell>
          <table:table-cell table:style-name="ce243" table:formula="of:=IF(SIGN([.G94]*([.F92]-1)+[.H94])=1;&quot;+&quot;;&quot;-&quot;)" office:value-type="string" office:string-value="-" calcext:value-type="string">
            <text:p>-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237"/>
          <table:table-cell table:style-name="ce257" table:formula="of:=IF(SIGN([.G94]*AVERAGE([.F92];[.F93])+[.H94])=1;&quot;+&quot;;&quot;-&quot;)" office:value-type="string" office:string-value="-" calcext:value-type="string">
            <text:p>-</text:p>
          </table:table-cell>
          <table:table-cell table:style-name="ce257" table:formula="of:=IF([.D94]=[.F93];0;&quot;&quot;)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257" table:formula="of:=IF(SIGN([.G94]*AVERAGE([.F93];[.F94])+[.H94])=1;&quot;+&quot;;&quot;-&quot;)" office:value-type="string" office:string-value="+" calcext:value-type="string">
            <text:p>+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237"/>
          <table:table-cell table:style-name="ce278" table:formula="of:=IF(SIGN([.G94]*([.F94]+1)+[.H94])=1;&quot;+&quot;;&quot;-&quot;)" office:value-type="string" office:string-value="+" calcext:value-type="string">
            <text:p>+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1 / [(-6x+7)(-5x-7)(7x+2)]" calcext:value-type="string">
            <text:p>Signe de 1 / [(-6x+7)(-5x-7)(7x+2)]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19:3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1-04T13:20:09.277000000</dc:date>
    <meta:editing-duration>P1DT2H36M6S</meta:editing-duration>
    <meta:editing-cycles>356</meta:editing-cycles>
    <meta:generator>LibreOffice/6.0.6.2$Windows_X86_64 LibreOffice_project/0c292870b25a325b5ed35f6b45599d2ea4458e77</meta:generator>
    <meta:document-statistic meta:table-count="6" meta:cell-count="1221" meta:object-count="50"/>
  </office:meta>
</office:document-meta>
</file>